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904000004382469E04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gency FB" svg:font-family="'Agency FB'" style:font-pitch="variable"/>
    <style:font-face style:name="Arial Unicode MS" svg:font-family="'Arial Unicode MS'" style:font-pitch="variable"/>
    <style:font-face style:name="Tahoma" svg:font-family="Tahoma" style:font-pitch="variable"/>
    <style:font-face style:name="Times New Roman1" svg:font-family="'Times New Roman'" style:font-pitch="variable"/>
    <style:font-face style:name="Oldstyle HPLHS" svg:font-family="'Oldstyle HPLHS'" style:font-family-generic="moder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4.262cm" style:rel-column-width="16431*"/>
    </style:style>
    <style:style style:name="Tableau2.B" style:family="table-column">
      <style:table-column-properties style:column-width="12.737cm" style:rel-column-width="49104*"/>
    </style:style>
    <style:style style:name="Tableau2.A1" style:family="table-cell">
      <style:table-cell-properties fo:padding="0.097cm" fo:borde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Impact" fo:font-size="22pt" fo:font-style="italic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style:text-underline-style="none" fo:font-weight="bold" fo:background-color="#000000" style:font-size-asian="18pt" style:font-weight-asian="bold" style:font-size-complex="1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font-name="Impact" fo:font-size="28pt" fo:font-style="italic" fo:text-shadow="1pt 1pt" fo:font-weight="bold" style:font-size-complex="30pt" style:font-style-complex="italic" style:font-weight-complex="bold"/>
    </style:style>
    <style:style style:name="P6" style:family="paragraph">
      <style:paragraph-properties fo:text-align="end"/>
      <style:text-properties style:font-name="Impact" fo:font-size="10pt" fo:font-style="normal" fo:text-shadow="none" fo:font-weight="normal" style:font-size-complex="1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Impact" fo:font-size="18pt" style:text-underline-style="none" fo:font-weight="normal" fo:background-color="#000000" style:font-size-asian="18pt" style:font-weight-asian="normal" style:font-size-complex="18pt" style:font-weight-complex="normal"/>
    </style:style>
    <style:style style:name="P8" style:family="paragraph" style:parent-style-name="Standard">
      <style:text-properties style:font-name="Verdana"/>
    </style:style>
    <style:style style:name="P9" style:family="paragraph" style:parent-style-name="Standard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Sylfaen"/>
    </style:style>
    <style:style style:name="P11" style:family="paragraph" style:parent-style-name="Standard">
      <style:paragraph-properties fo:text-align="justify" style:justify-single-word="false"/>
      <style:text-properties style:font-name="Sylfaen"/>
    </style:style>
    <style:style style:name="T1" style:family="text">
      <style:text-properties style:font-name="Impact" fo:font-size="22pt" fo:font-style="italic" fo:font-weight="bold"/>
    </style:style>
    <style:style style:name="T2" style:family="text">
      <style:text-properties style:font-name="Impact" fo:font-size="12pt" fo:font-style="italic"/>
    </style:style>
    <style:style style:name="T3" style:family="text">
      <style:text-properties style:font-name="Impact" fo:font-size="28pt" fo:font-style="italic" fo:text-shadow="none" fo:font-weight="bold" style:font-size-complex="10pt" style:font-style-complex="italic" style:font-weight-complex="bold"/>
    </style:style>
    <style:style style:name="T4" style:family="text">
      <style:text-properties style:font-name="Impact" fo:font-size="28pt" fo:font-style="italic" fo:text-shadow="1pt 1pt" fo:font-weight="bold" style:font-size-complex="10pt" style:font-style-complex="italic" style:font-weight-complex="bold"/>
    </style:style>
    <style:style style:name="T5" style:family="text">
      <style:text-properties style:font-name="Impact" fo:font-size="10pt" fo:font-style="normal" fo:text-shadow="none" fo:font-weight="normal" style:font-name-asian="Agency FB" style:font-name-complex="Agency FB" style:font-size-complex="10pt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gr1" style:family="graphic">
      <style:graphic-properties draw:stroke="none" svg:stroke-color="#000000" draw:fill="none" draw:fill-color="#ffffff" fo:min-height="1.14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c0c0c0" fo:min-height="1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fo:min-height="1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" svg:width="25.665cm" svg:height="1.147cm" draw:transform="rotate (-1.57079632679579) translate (20.4999166666667cm 2.01965277777778cm)">
        <draw:text-box>
          <text:p text:style-name="P1"><text:span text:style-name="T1">Les Ames Perdues <text:s text:c="2"/></text:span><text:span text:style-name="T2">[Scénario DELTA GREEN – Aides de Jeu) <text:s/></text:span></text:p>
        </draw:text-box>
      </draw:frame>
      <text:p text:style-name="P3"><draw:frame text:anchor-type="paragraph" draw:z-index="3" draw:style-name="gr2" draw:text-style-name="P5" svg:width="17.006cm" svg:height="1.362cm" svg:x="-0.004cm" svg:y="0.019cm"><draw:text-box><text:p text:style-name="P4"><text:span text:style-name="T3">Les Ames Perdues </text:span><text:span text:style-name="T4"><text:s/></text:span></text:p></draw:text-box></draw:frame></text:p>
      <text:p text:style-name="P3"><draw:frame text:anchor-type="paragraph" draw:z-index="4" draw:style-name="gr3" draw:text-style-name="P6" svg:width="17.006cm" svg:height="1.362cm" svg:x="-0.004cm" svg:y="0.651cm"><draw:text-box><text:p text:style-name="P4"><text:span text:style-name="T5">Un scénario DELTA GREEN, <text:s/>de Tantine Gobbo pour TOC <text:s/>[www.tentacules.net]</text:span></text:p></draw:text-box></draw:frame></text:p>
      <text:p text:style-name="P7"/>
      <text:p text:style-name="P7"/>
      <text:p text:style-name="P7"/>
      <text:p text:style-name="P7"/>
      <text:p text:style-name="P7">Chronologie indicative</text:p>
      <text:p text:style-name="P8"/>
      <text:p text:style-name="P9"/>
      <text:p text:style-name="P8"/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10">Mars 2002</text:p>
            </table:table-cell>
            <table:table-cell table:style-name="Tableau2.A1" office:value-type="string">
              <text:p text:style-name="P11">Viol d'Erika</text:p>
            </table:table-cell>
          </table:table-row>
        </table:table-header-rows>
        <table:table-row>
          <table:table-cell table:style-name="Tableau2.A1" office:value-type="string">
            <text:p text:style-name="P10">05 Octobre 2003</text:p>
          </table:table-cell>
          <table:table-cell table:style-name="Tableau2.A1" office:value-type="string">
            <text:p text:style-name="P11">Mort de Trudy Sanders</text:p>
          </table:table-cell>
        </table:table-row>
        <table:table-row>
          <table:table-cell table:style-name="Tableau2.A1" office:value-type="string">
            <text:p text:style-name="P10">23 Octobre 2003</text:p>
          </table:table-cell>
          <table:table-cell table:style-name="Tableau2.A1" office:value-type="string">
            <text:p text:style-name="P11">Arrivée des PJ</text:p>
          </table:table-cell>
        </table:table-row>
        <table:table-row>
          <table:table-cell table:style-name="Tableau2.A1" office:value-type="string">
            <text:p text:style-name="P10">24 Octobre 2003</text:p>
          </table:table-cell>
          <table:table-cell table:style-name="Tableau2.A1" office:value-type="string">
            <text:p text:style-name="P11">Match des <text:span text:style-name="T6">Lions</text:span> de Collinwood contre les <text:span text:style-name="T6">Caïmans</text:span> de Lafayette</text:p>
          </table:table-cell>
        </table:table-row>
        <table:table-row>
          <table:table-cell table:style-name="Tableau2.A1" office:value-type="string">
            <text:p text:style-name="P10">26 Octobre 2003</text:p>
          </table:table-cell>
          <table:table-cell table:style-name="Tableau2.A1" office:value-type="string">
            <text:p text:style-name="P11">Concert des <text:span text:style-name="T6">Lost Souls !</text:span></text:p>
            <text:p text:style-name="P11">Accident de Billy Boy</text:p>
          </table:table-cell>
        </table:table-row>
        <table:table-row>
          <table:table-cell table:style-name="Tableau2.A1" office:value-type="string">
            <text:p text:style-name="P10">28 Octobre 2003</text:p>
          </table:table-cell>
          <table:table-cell table:style-name="Tableau2.A1" office:value-type="string">
            <text:p text:style-name="P11">Fête chez Kevin</text:p>
            <text:p text:style-name="P11">Mort de Sandy</text:p>
          </table:table-cell>
        </table:table-row>
        <table:table-row>
          <table:table-cell table:style-name="Tableau2.A1" office:value-type="string">
            <text:p text:style-name="P10">30 Octobre 2003</text:p>
          </table:table-cell>
          <table:table-cell table:style-name="Tableau2.A1" office:value-type="string">
            <text:p text:style-name="P11">Nuit d'Halloween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gency FB" svg:font-family="'Agency FB'" style:font-pitch="variable"/>
    <style:font-face style:name="Arial Unicode MS" svg:font-family="'Arial Unicode MS'" style:font-pitch="variable"/>
    <style:font-face style:name="Tahoma" svg:font-family="Tahoma" style:font-pitch="variable"/>
    <style:font-face style:name="Times New Roman1" svg:font-family="'Times New Roman'" style:font-pitch="variable"/>
    <style:font-face style:name="Oldstyle HPLHS" svg:font-family="'Oldstyle HPLHS'" style:font-family-generic="moder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" style:family="paragraph">
      <style:paragraph-properties fo:text-align="center"/>
    </style:style>
    <style:style style:name="P3" style:family="paragraph" style:parent-style-name="Footer">
      <style:paragraph-properties fo:text-align="end" style:justify-single-word="false"/>
      <style:text-properties style:font-name="Impact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Oldstyle HPLH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Image1" text:anchor-type="paragraph" svg:x="0.078cm" svg:y="0.041cm" svg:width="2.856cm" svg:height="1.305cm" draw:z-index="2"><draw:image xlink:href="Pictures/1000000000000904000004382469E046.jpg" xlink:type="simple" xlink:show="embed" xlink:actuate="onLoad"/></draw:frame><draw:line text:anchor-type="paragraph" draw:z-index="1" draw:style-name="gr1" draw:text-style-name="P2" svg:x1="0.078cm" svg:y1="0.041cm" svg:x2="17.078cm" svg:y2="0.041cm"><text:p/></draw:line></text:p>
        <text:p text:style-name="P3"><text:span text:style-name="T1">©</text:span><text:span text:style-name="T2"> TOC 2008</text:span><text:tab/>[<text:page-number text:select-page="current">1</text:page-number>/<text:page-count>1</text:page-count>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Nicolas Gorréguès</meta:initial-creator>
    <meta:creation-date>2008-04-29T13:41:44</meta:creation-date>
    <dc:creator>Nicolas Gorréguès</dc:creator>
    <dc:date>2008-06-18T18:45:45</dc:date>
    <dc:language>fr-FR</dc:language>
    <meta:editing-cycles>11</meta:editing-cycles>
    <meta:editing-duration>PT39M11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8" meta:word-count="59" meta:character-count="334"/>
  </office:meta>
</office:document-meta>
</file>